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BA7B59448CE97C94.png" manifest:media-type="image/png"/>
  <manifest:file-entry manifest:full-path="Pictures/10000201000000C8000000A700C779154209EB46.png" manifest:media-type="image/png"/>
  <manifest:file-entry manifest:full-path="Pictures/10000201000001C70000013B79632F45D7079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0.433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stroke="none" svg:stroke-color="#000000" draw:fill="none" draw:fill-color="#ffffff" fo:min-height="1.177cm"/>
    </style:style>
    <style:style style:name="gr8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ff3333" fo:font-size="15pt" fo:font-weight="bold" style:font-size-asian="11pt" style:font-size-complex="11pt"/>
    </style:style>
    <style:style style:name="P6" style:family="paragraph">
      <loext:graphic-properties draw:fill="none" draw:fill-color="#ffffff"/>
      <style:text-properties fo:color="#009900" fo:font-size="24pt" fo:font-weight="bold" style:font-size-asian="11pt" style:font-size-complex="11pt"/>
    </style:style>
    <style:style style:name="P7" style:family="paragraph">
      <style:text-properties fo:font-weight="bold"/>
    </style:style>
    <style:style style:name="P8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33" fo:font-size="15pt" fo:font-weight="bold" style:font-size-asian="11pt" style:font-size-complex="11pt"/>
    </style:style>
    <style:style style:name="T3" style:family="text">
      <style:text-properties fo:color="#009900" fo:font-size="24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3.266cm" svg:y="17.89cm">
          <draw:image xlink:href="Pictures/10000201000001C70000013B79632F45D7079956.png" xlink:type="simple" xlink:show="embed" xlink:actuate="onLoad">
            <text:p/>
          </draw:image>
        </draw:frame>
        <draw:frame draw:style-name="gr1" draw:text-style-name="P1" draw:layer="layout" svg:width="2.506cm" svg:height="2.092cm" svg:x="3.574cm" svg:y="12.049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4cm" svg:y="7.69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3cm" svg:y1="13.594cm" svg:x2="4.57cm" svg:y2="18.039cm">
          <text:p/>
        </draw:line>
        <draw:line draw:style-name="gr2" draw:text-style-name="P2" draw:layer="layout" svg:x1="5.318cm" svg:y1="12.303cm" svg:x2="14.081cm" svg:y2="9.001cm">
          <text:p/>
        </draw:line>
        <draw:frame draw:style-name="gr3" draw:text-style-name="P3" draw:layer="layout" svg:width="1.397cm" svg:height="1.27cm" svg:x="3.427cm" svg:y="19.226cm">
          <draw:text-box>
            <text:p>A1</text:p>
          </draw:text-box>
        </draw:frame>
        <draw:frame draw:style-name="gr4" draw:text-style-name="P4" draw:layer="layout" svg:width="3.556cm" svg:height="0.806cm" svg:x="3.192cm" svg:y="14.012cm">
          <draw:text-box>
            <text:p><text:span text:style-name="T1">10.1.1.1/24</text:span></text:p>
          </draw:text-box>
        </draw:frame>
        <draw:frame draw:style-name="gr5" draw:text-style-name="P4" draw:layer="layout" svg:width="2.667cm" svg:height="0.683cm" svg:x="5.713cm" svg:y="10.942cm">
          <draw:text-box>
            <text:p><text:span text:style-name="T1">192.168.1.1</text:span></text:p>
          </draw:text-box>
        </draw:frame>
        <draw:frame draw:style-name="gr6" draw:text-style-name="P4" draw:layer="layout" svg:width="2.667cm" svg:height="1.115cm" svg:x="10.652cm" svg:y="9.509cm">
          <draw:text-box>
            <text:p><text:span text:style-name="T1">192.168.1.2</text:span></text:p>
          </draw:text-box>
        </draw:frame>
        <draw:frame draw:style-name="gr3" draw:text-style-name="P3" draw:layer="layout" svg:width="2.539cm" svg:height="1.27cm" svg:x="2.652cm" svg:y="12.049cm">
          <draw:text-box>
            <text:p>R1</text:p>
          </draw:text-box>
        </draw:frame>
        <draw:frame draw:style-name="gr3" draw:text-style-name="P3" draw:layer="layout" svg:width="2.539cm" svg:height="1.27cm" svg:x="13.193cm" svg:y="7.223cm">
          <draw:text-box>
            <text:p>R3</text:p>
          </draw:text-box>
        </draw:frame>
        <draw:frame draw:style-name="gr4" draw:text-style-name="P4" draw:layer="layout" svg:width="3.556cm" svg:height="0.806cm" svg:x="15.748cm" svg:y="18.408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.508cm" svg:y="16.831cm">
          <draw:text-box>
            <text:p><text:span text:style-name="T1">10.1.1.2/24</text:span></text:p>
          </draw:text-box>
        </draw:frame>
        <draw:frame draw:style-name="gr4" draw:text-style-name="P4" draw:layer="layout" svg:width="3.556cm" svg:height="0.806cm" svg:x="15.875cm" svg:y="21.088cm">
          <draw:text-box>
            <text:p><text:span text:style-name="T1">10.2.1.2/24</text:span></text:p>
          </draw:text-box>
        </draw:frame>
        <draw:frame draw:style-name="gr7" draw:text-style-name="P5" draw:layer="layout" svg:width="3.556cm" svg:height="1.427cm" svg:x="9.636cm" svg:y="11.638cm">
          <draw:text-box>
            <text:p><text:span text:style-name="T2">BGP</text:span></text:p>
            <text:p><text:span text:style-name="T2">AS 65401</text:span></text:p>
          </draw:text-box>
        </draw:frame>
        <draw:frame draw:style-name="gr7" draw:text-style-name="P6" draw:layer="layout" svg:width="13.081cm" svg:height="1.427cm" svg:x="4.429cm" svg:y="1.508cm">
          <draw:text-box>
            <text:p><text:span text:style-name="T3">IBGP Topology – Demo </text:span></text:p>
          </draw:text-box>
        </draw:frame>
        <draw:frame draw:style-name="gr1" draw:text-style-name="P1" draw:layer="layout" svg:width="2.506cm" svg:height="2.092cm" svg:x="13.734cm" svg:y="16.11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79cm" svg:y1="13.296cm" svg:x2="13.7cm" svg:y2="16.875cm">
          <text:p/>
        </draw:line>
        <draw:line draw:style-name="gr2" draw:text-style-name="P2" draw:layer="layout" svg:x1="14.943cm" svg:y1="16.467cm" svg:x2="14.943cm" svg:y2="9.355cm">
          <text:p/>
        </draw:line>
        <draw:frame draw:style-name="gr5" draw:text-style-name="P4" draw:layer="layout" svg:width="2.667cm" svg:height="0.683cm" svg:x="5.445cm" svg:y="13.525cm">
          <draw:text-box>
            <text:p><text:span text:style-name="T1">192.168.2.1</text:span></text:p>
          </draw:text-box>
        </draw:frame>
        <draw:frame draw:style-name="gr5" draw:text-style-name="P4" draw:layer="layout" svg:width="2.667cm" svg:height="0.683cm" svg:x="10.525cm" svg:y="15.684cm">
          <draw:text-box>
            <text:p><text:span text:style-name="T1">192.168.2.2</text:span></text:p>
          </draw:text-box>
        </draw:frame>
        <draw:frame draw:style-name="gr5" draw:text-style-name="P4" draw:layer="layout" svg:width="2.667cm" svg:height="0.683cm" svg:x="15.351cm" svg:y="9.763cm">
          <draw:text-box>
            <text:p><text:span text:style-name="T1">192.168.3.2</text:span></text:p>
          </draw:text-box>
        </draw:frame>
        <draw:frame draw:style-name="gr5" draw:text-style-name="P4" draw:layer="layout" svg:width="2.667cm" svg:height="0.683cm" svg:x="15.605cm" svg:y="15.351cm">
          <draw:text-box>
            <text:p><text:span text:style-name="T1">192.168.3.1</text:span></text:p>
          </draw:text-box>
        </draw:frame>
        <draw:frame draw:style-name="gr3" draw:text-style-name="P3" draw:layer="layout" svg:width="2.539cm" svg:height="1.27cm" svg:x="15.859cm" svg:y="16.621cm">
          <draw:text-box>
            <text:p>R2</text:p>
          </draw:text-box>
        </draw:frame>
        <draw:frame draw:style-name="gr1" draw:text-style-name="P1" draw:layer="layout" svg:width="2.019cm" svg:height="1.397cm" svg:x="14.166cm" svg:y="21.291cm">
          <draw:image xlink:href="Pictures/10000201000001C70000013BBA7B59448CE97C94.png" xlink:type="simple" xlink:show="embed" xlink:actuate="onLoad">
            <text:p/>
          </draw:image>
        </draw:frame>
        <draw:line draw:style-name="gr2" draw:text-style-name="P2" draw:layer="layout" svg:x1="15.048cm" svg:y1="17.754cm" svg:x2="15.048cm" svg:y2="21.739cm">
          <text:p/>
        </draw:line>
        <draw:frame draw:style-name="gr3" draw:text-style-name="P3" draw:layer="layout" svg:width="1.397cm" svg:height="1.27cm" svg:x="14.1cm" svg:y="22.599cm">
          <draw:text-box>
            <text:p>B1</text:p>
          </draw:text-box>
        </draw:frame>
        <draw:frame draw:style-name="gr4" draw:text-style-name="P4" draw:layer="layout" svg:width="3.556cm" svg:height="0.806cm" svg:x="15.986cm" svg:y="7.477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7.637cm" svg:y="5.191cm">
          <draw:text-box>
            <text:p><text:span text:style-name="T1">10.2.1.2/24</text:span></text:p>
          </draw:text-box>
        </draw:frame>
        <draw:frame draw:style-name="gr1" draw:text-style-name="P1" draw:layer="layout" svg:width="2.019cm" svg:height="1.397cm" svg:x="16.367cm" svg:y="3.792cm">
          <draw:image xlink:href="Pictures/10000201000001C70000013BBA7B59448CE97C94.png" xlink:type="simple" xlink:show="embed" xlink:actuate="onLoad">
            <text:p/>
          </draw:image>
        </draw:frame>
        <draw:line draw:style-name="gr2" draw:text-style-name="P2" draw:layer="layout" svg:x1="17.383cm" svg:y1="4.762cm" svg:x2="15.605cm" svg:y2="8.112cm">
          <text:p/>
        </draw:line>
        <draw:frame draw:style-name="gr3" draw:text-style-name="P3" draw:layer="layout" svg:width="1.397cm" svg:height="1.27cm" svg:x="16.301cm" svg:y="5.1cm">
          <draw:text-box>
            <text:p>C1</text:p>
          </draw:text-box>
        </draw:frame>
      </draw:page>
      <draw:page draw:name="page2" draw:style-name="dp1" draw:master-page-name="Default">
        <draw:frame draw:style-name="gr1" draw:text-style-name="P1" draw:layer="layout" svg:width="2.019cm" svg:height="1.397cm" svg:x="3.266cm" svg:y="17.89cm">
          <draw:image xlink:href="Pictures/10000201000001C70000013B79632F45D7079956.png" xlink:type="simple" xlink:show="embed" xlink:actuate="onLoad">
            <text:p/>
          </draw:image>
        </draw:frame>
        <draw:frame draw:style-name="gr1" draw:text-style-name="P1" draw:layer="layout" svg:width="2.506cm" svg:height="2.092cm" svg:x="3.574cm" svg:y="12.049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4cm" svg:y="7.69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3cm" svg:y1="13.594cm" svg:x2="4.57cm" svg:y2="18.039cm">
          <text:p/>
        </draw:line>
        <draw:line draw:style-name="gr2" draw:text-style-name="P2" draw:layer="layout" svg:x1="5.318cm" svg:y1="12.303cm" svg:x2="14.081cm" svg:y2="9.001cm">
          <text:p/>
        </draw:line>
        <draw:frame draw:style-name="gr3" draw:text-style-name="P3" draw:layer="layout" svg:width="1.397cm" svg:height="1.27cm" svg:x="3.427cm" svg:y="19.226cm">
          <draw:text-box>
            <text:p>A1</text:p>
          </draw:text-box>
        </draw:frame>
        <draw:frame draw:style-name="gr4" draw:text-style-name="P4" draw:layer="layout" svg:width="3.556cm" svg:height="0.806cm" svg:x="3.192cm" svg:y="14.012cm">
          <draw:text-box>
            <text:p><text:span text:style-name="T1">10.1.1.1/24</text:span></text:p>
          </draw:text-box>
        </draw:frame>
        <draw:frame draw:style-name="gr5" draw:text-style-name="P4" draw:layer="layout" svg:width="2.667cm" svg:height="0.683cm" svg:x="5.713cm" svg:y="10.942cm">
          <draw:text-box>
            <text:p><text:span text:style-name="T1">192.</text:span><text:span text:style-name="T1">168.</text:span><text:span text:style-name="T1">1.1</text:span></text:p>
          </draw:text-box>
        </draw:frame>
        <draw:frame draw:style-name="gr6" draw:text-style-name="P4" draw:layer="layout" svg:width="2.667cm" svg:height="1.115cm" svg:x="10.652cm" svg:y="9.509cm">
          <draw:text-box>
            <text:p><text:span text:style-name="T1">192.168.1.2</text:span></text:p>
          </draw:text-box>
        </draw:frame>
        <draw:frame draw:style-name="gr3" draw:text-style-name="P3" draw:layer="layout" svg:width="2.539cm" svg:height="1.27cm" svg:x="2.652cm" svg:y="12.049cm">
          <draw:text-box>
            <text:p>R1</text:p>
          </draw:text-box>
        </draw:frame>
        <draw:frame draw:style-name="gr3" draw:text-style-name="P3" draw:layer="layout" svg:width="2.539cm" svg:height="1.27cm" svg:x="12.893cm" svg:y="7.623cm">
          <draw:text-box>
            <text:p>R3</text:p>
          </draw:text-box>
        </draw:frame>
        <draw:frame draw:style-name="gr4" draw:text-style-name="P4" draw:layer="layout" svg:width="3.556cm" svg:height="0.806cm" svg:x="15.748cm" svg:y="18.408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.508cm" svg:y="16.831cm">
          <draw:text-box>
            <text:p><text:span text:style-name="T1">10.1.1.2/24</text:span></text:p>
          </draw:text-box>
        </draw:frame>
        <draw:frame draw:style-name="gr4" draw:text-style-name="P4" draw:layer="layout" svg:width="3.556cm" svg:height="0.806cm" svg:x="15.875cm" svg:y="21.088cm">
          <draw:text-box>
            <text:p><text:span text:style-name="T1">10.2.1.2/24</text:span></text:p>
          </draw:text-box>
        </draw:frame>
        <draw:frame draw:style-name="gr7" draw:text-style-name="P5" draw:layer="layout" svg:width="3.556cm" svg:height="1.427cm" svg:x="9.636cm" svg:y="11.638cm">
          <draw:text-box>
            <text:p><text:span text:style-name="T2">BGP</text:span></text:p>
            <text:p><text:span text:style-name="T2">AS </text:span><text:span text:style-name="T2">65401</text:span></text:p>
          </draw:text-box>
        </draw:frame>
        <draw:frame draw:style-name="gr8" draw:text-style-name="P6" draw:layer="layout" svg:width="18.669cm" svg:height="2.139cm" svg:x="0.873cm" svg:y="1.508cm">
          <draw:text-box>
            <text:p><text:span text:style-name="T3">IBGP Route </text:span><text:span text:style-name="T3">Reflector </text:span><text:span text:style-name="T3">Topology – </text:span><text:span text:style-name="T3">Demo </text:span></text:p>
          </draw:text-box>
        </draw:frame>
        <draw:frame draw:style-name="gr1" draw:text-style-name="P1" draw:layer="layout" svg:width="2.506cm" svg:height="2.092cm" svg:x="13.734cm" svg:y="16.11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79cm" svg:y1="13.296cm" svg:x2="13.7cm" svg:y2="16.875cm">
          <text:p/>
        </draw:line>
        <draw:frame draw:style-name="gr5" draw:text-style-name="P4" draw:layer="layout" svg:width="2.667cm" svg:height="0.683cm" svg:x="5.445cm" svg:y="13.525cm">
          <draw:text-box>
            <text:p><text:span text:style-name="T1">192.168.2.1</text:span></text:p>
          </draw:text-box>
        </draw:frame>
        <draw:frame draw:style-name="gr5" draw:text-style-name="P4" draw:layer="layout" svg:width="2.667cm" svg:height="0.683cm" svg:x="10.525cm" svg:y="15.684cm">
          <draw:text-box>
            <text:p><text:span text:style-name="T1">192.168.2.2</text:span></text:p>
          </draw:text-box>
        </draw:frame>
        <draw:frame draw:style-name="gr3" draw:text-style-name="P3" draw:layer="layout" svg:width="2.539cm" svg:height="1.27cm" svg:x="15.859cm" svg:y="16.621cm">
          <draw:text-box>
            <text:p>R2</text:p>
          </draw:text-box>
        </draw:frame>
        <draw:frame draw:style-name="gr1" draw:text-style-name="P1" draw:layer="layout" svg:width="2.019cm" svg:height="1.397cm" svg:x="14.166cm" svg:y="21.291cm">
          <draw:image xlink:href="Pictures/10000201000001C70000013BBA7B59448CE97C94.png" xlink:type="simple" xlink:show="embed" xlink:actuate="onLoad">
            <text:p/>
          </draw:image>
        </draw:frame>
        <draw:line draw:style-name="gr2" draw:text-style-name="P2" draw:layer="layout" svg:x1="15.048cm" svg:y1="17.754cm" svg:x2="15.048cm" svg:y2="21.739cm">
          <text:p/>
        </draw:line>
        <draw:frame draw:style-name="gr3" draw:text-style-name="P3" draw:layer="layout" svg:width="1.397cm" svg:height="1.27cm" svg:x="14.1cm" svg:y="22.599cm">
          <draw:text-box>
            <text:p>B1</text:p>
          </draw:text-box>
        </draw:frame>
        <draw:frame draw:style-name="gr4" draw:text-style-name="P4" draw:layer="layout" svg:width="3.556cm" svg:height="0.806cm" svg:x="15.986cm" svg:y="7.477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7.637cm" svg:y="5.191cm">
          <draw:text-box>
            <text:p><text:span text:style-name="T1">10.2.1.2/24</text:span></text:p>
          </draw:text-box>
        </draw:frame>
        <draw:frame draw:style-name="gr1" draw:text-style-name="P1" draw:layer="layout" svg:width="2.019cm" svg:height="1.397cm" svg:x="16.367cm" svg:y="3.792cm">
          <draw:image xlink:href="Pictures/10000201000001C70000013BBA7B59448CE97C94.png" xlink:type="simple" xlink:show="embed" xlink:actuate="onLoad">
            <text:p/>
          </draw:image>
        </draw:frame>
        <draw:line draw:style-name="gr2" draw:text-style-name="P2" draw:layer="layout" svg:x1="17.383cm" svg:y1="4.762cm" svg:x2="15.605cm" svg:y2="8.112cm">
          <text:p/>
        </draw:line>
        <draw:frame draw:style-name="gr3" draw:text-style-name="P3" draw:layer="layout" svg:width="1.397cm" svg:height="1.27cm" svg:x="16.301cm" svg:y="5.1cm">
          <draw:text-box>
            <text:p>C1</text:p>
          </draw:text-box>
        </draw:frame>
        <draw:frame draw:style-name="gr5" draw:text-style-name="P8" draw:layer="layout" svg:width="2.667cm" svg:height="1.115cm" svg:x="3.578cm" svg:y="10.985cm">
          <draw:text-box>
            <text:p text:style-name="P7"><text:span text:style-name="T1">Route Reflector</text:span></text:p>
          </draw:text-box>
        </draw:frame>
        <draw:frame draw:style-name="gr5" draw:text-style-name="P8" draw:layer="layout" svg:width="2.667cm" svg:height="1.115cm" svg:x="13.7cm" svg:y="6.362cm">
          <draw:text-box>
            <text:p text:style-name="P7"><text:span text:style-name="T1">RR</text:span></text:p>
            <text:p text:style-name="P7"><text:span text:style-name="T1">Client</text:span></text:p>
          </draw:text-box>
        </draw:frame>
        <draw:frame draw:style-name="gr5" draw:text-style-name="P8" draw:layer="layout" svg:width="2.667cm" svg:height="1.115cm" svg:x="14.101cm" svg:y="15.063cm">
          <draw:text-box>
            <text:p text:style-name="P7"><text:span text:style-name="T1">RR</text:span></text:p>
            <text:p text:style-name="P7"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8-09-25T21:57:15.514303555</dc:date>
    <meta:editing-duration>PT1H36M24S</meta:editing-duration>
    <meta:editing-cycles>33</meta:editing-cycles>
    <meta:generator>LibreOffice/5.1.6.2$Linux_X86_64 LibreOffice_project/10m0$Build-2</meta:generator>
    <meta:document-statistic meta:object-count="64"/>
  </office:meta>
</office:document-meta>
</file>